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ffffff"/>
    </style:style>
    <style:style style:name="gr2" style:family="graphic" style:parent-style-name="standard">
      <style:graphic-properties svg:stroke-width="0.001cm" svg:stroke-color="#ffffff" draw:fill="none" draw:fill-color="#ffffff" fo:padding-top="-0.049cm" fo:padding-bottom="-0.049cm" fo:padding-left="-0.049cm" fo:padding-right="-0.049cm"/>
    </style:style>
    <style:style style:name="gr3" style:family="graphic" style:parent-style-name="standard">
      <style:graphic-properties draw:stroke="none" svg:stroke-width="0.001cm" draw:fill-color="#ffd255"/>
    </style:style>
    <style:style style:name="gr4" style:family="graphic" style:parent-style-name="standard">
      <style:graphic-properties svg:stroke-width="0.001cm" svg:stroke-color="#000000" draw:fill="none" draw:fill-color="#ffffff" fo:padding-top="-0.049cm" fo:padding-bottom="-0.049cm" fo:padding-left="-0.049cm" fo:padding-right="-0.049cm"/>
    </style:style>
    <style:style style:name="gr5" style:family="graphic" style:parent-style-name="standard">
      <style:graphic-properties draw:stroke="none" svg:stroke-width="0.001cm" draw:fill-color="#9db4b7"/>
    </style:style>
    <style:style style:name="gr6" style:family="graphic" style:parent-style-name="standard">
      <style:graphic-properties svg:stroke-width="0.001cm" svg:stroke-color="#9db4b7" draw:fill="none" draw:fill-color="#ffffff" fo:padding-top="-0.049cm" fo:padding-bottom="-0.049cm" fo:padding-left="-0.049cm" fo:padding-right="-0.049cm"/>
    </style:style>
    <style:style style:name="gr7" style:family="graphic" style:parent-style-name="standard">
      <style:graphic-properties draw:stroke="none" svg:stroke-width="0.001cm" draw:fill-color="#cf0e30"/>
    </style:style>
  </office:automatic-styles>
  <office:body>
    <office:drawing>
      <draw:page draw:name="page1" draw:style-name="dp1" draw:master-page-name="Default">
        <draw:g>
          <draw:glue-point draw:id="4" svg:x="0.732cm" svg:y="-5cm"/>
          <draw:glue-point draw:id="5" svg:x="2.194cm" svg:y="-5cm"/>
          <draw:glue-point draw:id="6" svg:x="-1.646cm" svg:y="5cm"/>
          <draw:glue-point draw:id="7" svg:x="0.852cm" svg:y="5cm"/>
          <draw:glue-point draw:id="8" svg:x="-0.397cm" svg:y="5cm"/>
          <draw:glue-point draw:id="9" svg:x="-5cm" svg:y="2.235cm"/>
          <draw:glue-point draw:id="10" svg:x="-5cm" svg:y="2.961cm"/>
          <draw:glue-point draw:id="11" svg:x="5cm" svg:y="1.019cm"/>
          <draw:glue-point draw:id="12" svg:x="-0.408cm" svg:y="1.402cm"/>
          <draw:polygon draw:style-name="gr1" draw:layer="layout" svg:width="0.145cm" svg:height="0.117cm" svg:x="1.074cm" svg:y="0.893cm" svg:viewBox="0 0 146 118" draw:points="77,0 146,29 48,118 0,98">
            <text:p/>
          </draw:polygon>
          <draw:polygon draw:style-name="gr2" draw:layer="layout" svg:width="0.116cm" svg:height="0.146cm" svg:x="1.074cm" svg:y="0.864cm" svg:viewBox="0 0 117 147" draw:points="68,0 117,49 19,147 0,98">
            <text:p/>
          </draw:polygon>
          <draw:polygon draw:style-name="gr3" draw:layer="layout" svg:width="1.219cm" svg:height="2cm" svg:x="0cm" svg:y="0cm" svg:viewBox="0 0 1220 2001" draw:points="1171,38 1142,19 1026,0 978,0 929,0 910,19 861,117 861,155 861,203 910,252 842,252 813,252 484,514 513,611 580,747 319,961 348,1010 513,1029 600,1194 319,1291 251,1340 184,1291 154,1262 86,1340 0,1457 0,1544 19,1593 86,1622 86,1524 203,1457 203,1427 251,1505 697,1427 580,1835 532,1923 532,2001 649,2001 677,1952 764,2001 929,2001 929,1923 813,1874 813,1855 861,1670 929,1359 842,961 929,844 1074,961 1094,942 1113,971 1133,980 1191,980 1200,951 1220,913 1171,874 1191,864 1007,699 1007,611 1026,534 1007,611 929,631 861,631 764,631 745,611 813,582 910,582 978,534 1026,466 1074,446 1026,368 1007,349 1026,320 1113,339 1133,320 1142,281 1161,232 1191,232 1171,155 1171,117">
            <text:p/>
          </draw:polygon>
          <draw:path draw:style-name="gr4" draw:layer="layout" svg:width="1.212cm" svg:height="1.995cm" svg:x="0.007cm" svg:y="0.005cm" svg:viewBox="0 0 1213 1996" svg:d="m1164 33-29-19-86-14h-132l-14 14-49 98v38 49l49 48h-68-29l-329 262 29 98 67 135-261 214 29 49 165 19 87 165-281 98-68 48-67-48-30-29-68 77-79 107v115l12 31 67 29v-98l117-67v-30l48 78 446-78-117 408-48 88v78h117l28-49 87 49h165v-78l-116-49v-19l48-185 68-311-87-398 87-116 145 116 20-19 19 29 20 9h58l9-28 20-39-49-39 20-10-184-165v-87l19-78-19 78-78 19h-68-97l-19-19 68-29h97l68-49 48-68 48-19-48-79-19-19 19-29 87 20 20-20 9-39 19-48h30l-20-78v-38zm0-79z">
            <text:p/>
          </draw:path>
          <draw:polygon draw:style-name="gr5" draw:layer="layout" svg:width="0.591cm" svg:height="0.544cm" svg:x="0.997cm" svg:y="0.893cm" svg:viewBox="0 0 592 545" draw:points="97,97 87,136 107,175 9,233 0,262 155,535 184,545 592,330 592,311 446,19 407,0 310,58 271,19 232,9 97,97 145,97 136,106 136,136 145,155 281,77 262,48 232,48 145,97">
            <text:p/>
          </draw:polygon>
          <draw:polygon draw:style-name="gr5" draw:layer="layout" svg:width="0.591cm" svg:height="0.544cm" svg:x="0.997cm" svg:y="0.893cm" svg:viewBox="0 0 592 545" draw:points="97,97 87,136 107,175 9,233 0,262 155,535 184,545 592,330 592,311 446,19 407,0 310,58 271,19 232,9 97,97 145,97 136,106 136,136 145,155 281,77 262,48 232,48 145,97">
            <text:p/>
          </draw:polygon>
          <draw:polygon draw:style-name="gr6" draw:layer="layout" svg:width="0.591cm" svg:height="0.544cm" svg:x="0.997cm" svg:y="0.893cm" svg:viewBox="0 0 592 545" draw:points="97,97 87,136 107,175 9,233 0,262 155,535 184,545 592,330 592,311 446,19 407,0 310,58 271,19 232,9 97,97 145,97 136,106 136,136 145,155 281,77 262,48 232,48 145,97">
            <text:p/>
          </draw:polygon>
          <draw:polygon draw:style-name="gr4" draw:layer="layout" svg:width="0.591cm" svg:height="0.544cm" svg:x="0.997cm" svg:y="0.893cm" svg:viewBox="0 0 592 545" draw:points="107,175 9,233 0,262 155,535 184,545 592,330 592,311 446,19 407,0 310,58 271,19 232,9 97,97 87,136">
            <text:p/>
          </draw:polygon>
          <draw:polygon draw:style-name="gr4" draw:layer="layout" svg:width="0.145cm" svg:height="0.107cm" svg:x="1.132cm" svg:y="0.942cm" svg:viewBox="0 0 146 108" draw:points="9,108 146,29 126,0 97,0 0,58 0,88">
            <text:p/>
          </draw:polygon>
          <draw:polygon draw:style-name="gr7" draw:layer="layout" svg:width="0.329cm" svg:height="0.194cm" svg:x="0.745cm" svg:y="0.437cm" svg:viewBox="0 0 330 195" draw:points="330,0 282,29 233,97 165,146 67,146 0,175 19,195 184,195 262,175 282,97">
            <text:p/>
          </draw:polygon>
          <draw:polygon draw:style-name="gr4" draw:layer="layout" svg:width="0.329cm" svg:height="0.194cm" svg:x="0.745cm" svg:y="0.437cm" svg:viewBox="0 0 330 195" draw:points="330,0 282,29 233,97 165,146 67,146 0,175 19,195 184,195 262,175 282,97">
            <text:p/>
          </draw:polygon>
          <draw:polygon draw:style-name="gr3" draw:layer="layout" svg:width="0.107cm" svg:height="0.087cm" svg:x="1.122cm" svg:y="0.913cm" svg:viewBox="0 0 108 88" draw:points="98,10 49,0 19,39 0,68 19,88 49,88 78,78 98,58 108,39">
            <text:p/>
          </draw:polygon>
          <draw:polygon draw:style-name="gr4" draw:layer="layout" svg:width="0.107cm" svg:height="0.087cm" svg:x="1.122cm" svg:y="0.913cm" svg:viewBox="0 0 108 88" draw:points="98,10 49,0 19,39 0,68 19,88 49,88 78,78 98,58 108,39">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Running man</dc:title>
    <meta:creation-date>2011-02-07T16:42:44</meta:creation-date>
    <meta:editing-duration>P0D</meta:editing-duration>
    <meta:editing-cycles>1</meta:editing-cycles>
    <meta:document-statistic meta:object-count="14"/>
    <meta:generator>OpenOffice.org/3.3$Linux OpenOffice.org_project/330m20$Build-9567</meta:generator>
  </office:meta>
</office:document-meta>
</file>